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6-07_08-32-54_000.jpg</text:p>
          </table:table-cell>
          <table:table-cell table:style-name="ce1" office:value-type="string">
            <text:p>:m music / steps / convert midi to mp3　手順　やること zamzar 変換 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6-07_08-32-45_000.jpg</text:p>
          </table:table-cell>
          <table:table-cell table:style-name="ce1" office:value-type="string">
            <text:p>:m music / steps / convert midi to mp3　手順　やること zamzar 変換 / その２ / git pull ~ open domino ~ Zamzar convert ~ download ~ itunes 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7-06-07_07-52-22_000.jpg</text:p>
          </table:table-cell>
          <table:table-cell office:value-type="string">
            <text:p>:m music / 楽譜メモ / kb / 20170607 / ms.3 k=D t=70 +1-prog 連打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7-06-07_07-52-02_000.jpg</text:p>
          </table:table-cell>
          <table:table-cell office:value-type="string">
            <text:p>:m music / 楽譜メモ / kb / 20170607 / ms.2 k=D t=70 +1-prog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7-06-07_07-51-55_000.jpg</text:p>
          </table:table-cell>
          <table:table-cell office:value-type="string">
            <text:p>:m music / 楽譜メモ / kb / 20170607 / ms.1 +1-prog k=D t=70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7-06-07_07-49-29_000.jpg</text:p>
          </table:table-cell>
          <table:table-cell office:value-type="string">
            <text:p>:m music / log / kb / 20170607 || free-play dom.1 || chopin noc-2 || trill,P4 ms.1 prev,mp.1 ms.2 trill-LH || 連打 prev-0606,ms.1 || 連打(new) ms.3 || free dom.2 || code-prog(new)(mini) dom.3 FM7-Am7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7-06-06_20-21-34_000.jpg</text:p>
          </table:table-cell>
          <table:table-cell office:value-type="string">
            <text:p>:m 食べた物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7-06-06_18-43-06_000.jpg</text:p>
          </table:table-cell>
          <table:table-cell office:value-type="string">
            <text:p>:m 1*1 prog / 4*10#1 / Sound programming / log / <text:s/>音色　基本周波数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7-06-06_10-40-22_000.jpg</text:p>
          </table:table-cell>
          <table:table-cell office:value-type="string">
            <text:p>:m 食べた物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7-06-06_10-25-53_000.jpg</text:p>
          </table:table-cell>
          <table:table-cell office:value-type="string">
            <text:p>:m 1-2*2 RES / free# K6H7DD 32#1 / シュレーディンガー方程式 / 摂動　電気双極子変移 / FOUND+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7-06-06_08-33-55_000.jpg</text:p>
          </table:table-cell>
          <table:table-cell office:value-type="string">
            <text:p>:m :th / 考え / FXを、もしやるなら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7-06-06_08-18-00_000.jpg</text:p>
          </table:table-cell>
          <table:table-cell office:value-type="string">
            <text:p>:tome <text:s/>/ FX　⇒　やるべ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17-06-06_08-17-51_000.jpg</text:p>
          </table:table-cell>
          <table:table-cell office:value-type="string">
            <text:p>:m :? 1*1 / others / ピアノ弾く人人格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7-06-06_08-17-41_000.jpg</text:p>
          </table:table-cell>
          <table:table-cell office:value-type="string">
            <text:p>:tome <text:s/>/ 量子論　⇒　もっと探求しよう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2017-06-06_08-17-31_000.jpg</text:p>
          </table:table-cell>
          <table:table-cell office:value-type="string">
            <text:p>:m :? 1*1 / others / 盲の人の脳の中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2017-06-06_08-12-43_000.jpg</text:p>
          </table:table-cell>
          <table:table-cell office:value-type="string">
            <text:p>:m music / 楽譜メモ / kb / 20170606 / ms.2 crown-prog k=E prev,dom.1 prev,mp.3 mp.4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2017-06-06_08-12-33_000.jpg</text:p>
          </table:table-cell>
          <table:table-cell office:value-type="string">
            <text:p>:m music / 楽譜メモ / kb / 20170606 / ms.1 連打 k=C t=70 +1-prog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2017-06-06_08-12-12_000.jpg</text:p>
          </table:table-cell>
          <table:table-cell office:value-type="string">
            <text:p>:m music / log / kb / 20170606 || chop noc-2 || prev,mp.1 カデンツ k=D || etude new ms.1 || prev,mp.3 prev,dom-1 || crown-prog prev,mp.3 ms.2 || 面白いコード F#7,sus 合う音 || free dom.2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2017-06-05_20-59-41_000.jpg</text:p>
          </table:table-cell>
          <table:table-cell office:value-type="string">
            <text:p>:m RES / free# JVEMV6 21#1 / 昆虫　蟻　アリ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2017-06-05_19-59-22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6-05_19-09-21_000.jpg</text:p>
          </table:table-cell>
          <table:table-cell table:style-name="ce1" office:value-type="string">
            <text:p>:PHOTO 面白いもの / 風景　空 / @いなげや前　東側　/ 遠景 雨雲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6-05_19-09-15_000.jpg</text:p>
          </table:table-cell>
          <table:table-cell table:style-name="ce1" office:value-type="string">
            <text:p>:PHOTO 面白いもの / 風景　空 / @いなげや前　東側　/ 遠景 雨雲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6-05_19-09-13_000.jpg</text:p>
          </table:table-cell>
          <table:table-cell table:style-name="ce1" office:value-type="string">
            <text:p>:PHOTO 面白いもの / 風景　空 / @いなげや前　東側　/ 遠景 雨雲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6-05_19-09-10_000.jpg</text:p>
          </table:table-cell>
          <table:table-cell table:style-name="ce1" office:value-type="string">
            <text:p>:PHOTO 面白いもの / 風景　空 / @いなげや前　東側　/ 遠景 雨雲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2017/06/07</text:date>, <text:time>09:24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6-07T09:24:36.33</dc:date>
    <dc:creator>岩淵 謙</dc:creator>
    <meta:editing-duration>PT45M19S</meta:editing-duration>
    <meta:editing-cycles>17</meta:editing-cycles>
    <meta:document-statistic meta:table-count="1" meta:cell-count="75" meta:object-count="0"/>
  </office:meta>
</office:document-meta>
</file>